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407c9" officeooo:paragraph-rsid="001407c9"/>
    </style:style>
    <style:style style:name="P2" style:family="paragraph" style:parent-style-name="Standard">
      <style:text-properties officeooo:rsid="001407c9" officeooo:paragraph-rsid="001407c9"/>
    </style:style>
    <style:style style:name="P3" style:family="paragraph" style:parent-style-name="Standard">
      <style:text-properties officeooo:rsid="00140be3" officeooo:paragraph-rsid="00140be3"/>
    </style:style>
    <style:style style:name="P4" style:family="paragraph" style:parent-style-name="Standard">
      <style:text-properties officeooo:rsid="0015f70f" officeooo:paragraph-rsid="0015f70f"/>
    </style:style>
    <style:style style:name="P5" style:family="paragraph" style:parent-style-name="Standard">
      <style:text-properties officeooo:rsid="0015f70f" officeooo:paragraph-rsid="0017a8e7"/>
    </style:style>
    <style:style style:name="P6" style:family="paragraph" style:parent-style-name="Standard">
      <style:text-properties officeooo:rsid="0015f70f" officeooo:paragraph-rsid="0017ad41"/>
    </style:style>
    <style:style style:name="P7" style:family="paragraph" style:parent-style-name="Standard">
      <style:text-properties officeooo:rsid="0018025a" officeooo:paragraph-rsid="0018025a"/>
    </style:style>
    <style:style style:name="P8" style:family="paragraph" style:parent-style-name="Standard">
      <style:text-properties officeooo:rsid="0018dd86" officeooo:paragraph-rsid="0018dd86"/>
    </style:style>
    <style:style style:name="P9" style:family="paragraph" style:parent-style-name="Standard">
      <style:text-properties fo:color="#c9211e" loext:opacity="100%" officeooo:rsid="001407c9" officeooo:paragraph-rsid="001407c9"/>
    </style:style>
    <style:style style:name="P10" style:family="paragraph" style:parent-style-name="Standard">
      <style:text-properties fo:color="#c9211e" loext:opacity="100%" officeooo:rsid="00140be3" officeooo:paragraph-rsid="00140be3"/>
    </style:style>
    <style:style style:name="P11" style:family="paragraph" style:parent-style-name="Standard">
      <style:text-properties officeooo:rsid="001a1aeb" officeooo:paragraph-rsid="001a1aeb"/>
    </style:style>
    <style:style style:name="T1" style:family="text">
      <style:text-properties officeooo:rsid="0017a8e7"/>
    </style:style>
    <style:style style:name="T2" style:family="text">
      <style:text-properties officeooo:rsid="0017ad41"/>
    </style:style>
    <style:style style:name="T3" style:family="text">
      <style:text-properties officeooo:rsid="0018dd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Primeira letra:</text:p>
      <text:p text:style-name="P1">Funções = estruturas = variável = keyword = “minúscula”</text:p>
      <text:p text:style-name="P1"/>
      <text:p text:style-name="P9">Todas as letras:</text:p>
      <text:p text:style-name="P1">Macros são de preferência totalmente maiúsculas</text:p>
      <text:p text:style-name="P1"/>
      <text:p text:style-name="P10">Keyword:</text:p>
      <text:p text:style-name="P3">fn = define uma função</text:p>
      <text:p text:style-name="P7">struct = define uma estrutura</text:p>
      <text:p text:style-name="P11">use = usa uma função externa</text:p>
      <text:p text:style-name="P8">mark = cria uma marcação</text:p>
      <text:p text:style-name="P8">goto = o código começa a rodar a partir da marcação escolhida</text:p>
      <text:p text:style-name="P4">i8 <text:span text:style-name="T1">= byte</text:span></text:p>
      <text:p text:style-name="P5">i16 <text:s/><text:span text:style-name="T1">= 2byte</text:span></text:p>
      <text:p text:style-name="P5">i32 <text:span text:style-name="T1">= 4byte</text:span></text:p>
      <text:p text:style-name="P5">i64 <text:span text:style-name="T1">= 8byte</text:span></text:p>
      <text:p text:style-name="P5">f32 <text:span text:style-name="T1">= </text:span><text:span text:style-name="T3">4</text:span><text:span text:style-name="T1">byte </text:span><text:span text:style-name="T2">real</text:span></text:p>
      <text:p text:style-name="P6">f64 <text:span text:style-name="T1">= 8byte </text:span><text:span text:style-name="T2">real</text:span>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30T19:32:08.239000000</dc:date>
    <meta:editing-duration>PT11M14S</meta:editing-duration>
    <meta:editing-cycles>9</meta:editing-cycles>
    <meta:generator>LibreOffice/7.3.1.3$Windows_X86_64 LibreOffice_project/a69ca51ded25f3eefd52d7bf9a5fad8c90b87951</meta:generator>
    <meta:document-statistic meta:table-count="0" meta:image-count="0" meta:object-count="0" meta:page-count="1" meta:paragraph-count="16" meta:word-count="74" meta:character-count="380" meta:non-whitespace-character-count="321"/>
  </office:meta>
</office:document-meta>
</file>